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cessControlException.AccessControl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ControlException.AccessControl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ControlException.AccessControl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ControlException.AccessControl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